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e598cd" officeooo:paragraph-rsid="00ea0428"/>
    </style:style>
    <style:style style:name="P2" style:family="paragraph" style:parent-style-name="Text_20_body">
      <style:text-properties officeooo:rsid="00e598cd" officeooo:paragraph-rsid="0121f55a"/>
    </style:style>
    <style:style style:name="P3" style:family="paragraph" style:parent-style-name="Text_20_body">
      <style:text-properties officeooo:rsid="01164fd5" officeooo:paragraph-rsid="0121f55a"/>
    </style:style>
    <style:style style:name="P4" style:family="paragraph" style:parent-style-name="Text_20_body">
      <style:text-properties fo:font-size="7pt" officeooo:rsid="00758099" officeooo:paragraph-rsid="011d7e48" style:font-size-asian="7pt" style:font-size-complex="7pt"/>
    </style:style>
    <style:style style:name="P5" style:family="paragraph" style:parent-style-name="Text_20_body">
      <style:text-properties fo:font-size="8pt" officeooo:rsid="00e598cd" officeooo:paragraph-rsid="00ea0428" style:font-size-asian="8pt" style:font-size-complex="8pt"/>
    </style:style>
    <style:style style:name="P6" style:family="paragraph" style:parent-style-name="Text_20_body">
      <style:text-properties fo:font-size="8pt" officeooo:rsid="01164fd5" officeooo:paragraph-rsid="0121f55a" style:font-size-asian="8pt" style:font-size-complex="8pt"/>
    </style:style>
    <style:style style:name="P7" style:family="paragraph" style:parent-style-name="Text_20_body">
      <style:text-properties fo:color="#ff3333" fo:font-weight="bold" officeooo:rsid="00e598cd" officeooo:paragraph-rsid="00ea0428" style:font-weight-asian="bold" style:font-weight-complex="bold"/>
    </style:style>
    <style:style style:name="P8" style:family="paragraph" style:parent-style-name="Heading_20_3">
      <style:text-properties officeooo:paragraph-rsid="0136ff47"/>
    </style:style>
    <style:style style:name="P9" style:family="paragraph" style:parent-style-name="Text_20_body">
      <style:text-properties fo:font-size="8pt" officeooo:rsid="00e598cd" officeooo:paragraph-rsid="00ea0428" style:font-size-asian="8pt" style:font-size-complex="8pt"/>
    </style:style>
    <style:style style:name="P10" style:family="paragraph" style:parent-style-name="Text_20_body">
      <style:text-properties fo:font-size="8pt" officeooo:rsid="00e598cd" officeooo:paragraph-rsid="01242989" style:font-size-asian="8pt" style:font-size-complex="8pt"/>
    </style:style>
    <style:style style:name="P11" style:family="paragraph" style:parent-style-name="Text_20_body">
      <style:text-properties fo:font-size="8pt" officeooo:rsid="01164fd5" officeooo:paragraph-rsid="0121f55a" style:font-size-asian="8pt" style:font-size-complex="8pt"/>
    </style:style>
    <style:style style:name="P12" style:family="paragraph" style:parent-style-name="Text_20_body">
      <style:text-properties fo:font-size="8pt" officeooo:rsid="0121f55a" officeooo:paragraph-rsid="0126ce83" style:font-size-asian="8pt" style:font-size-complex="8pt"/>
    </style:style>
    <style:style style:name="P13" style:family="paragraph" style:parent-style-name="Text_20_body">
      <style:text-properties officeooo:rsid="01235b7e" officeooo:paragraph-rsid="01235b7e"/>
    </style:style>
    <style:style style:name="P14" style:family="paragraph" style:parent-style-name="Text_20_body">
      <style:text-properties officeooo:rsid="01235b7e" officeooo:paragraph-rsid="0124143a"/>
    </style:style>
    <style:style style:name="P15" style:family="paragraph" style:parent-style-name="Text_20_body">
      <style:text-properties officeooo:rsid="01250f18" officeooo:paragraph-rsid="01250f18"/>
    </style:style>
    <style:style style:name="P16" style:family="paragraph" style:parent-style-name="Text_20_body">
      <style:text-properties officeooo:paragraph-rsid="0126ce83"/>
    </style:style>
    <style:style style:name="P17" style:family="paragraph" style:parent-style-name="Text_20_body">
      <style:text-properties officeooo:rsid="01164fd5" officeooo:paragraph-rsid="0126ce83"/>
    </style:style>
    <style:style style:name="P18" style:family="paragraph" style:parent-style-name="Text_20_body">
      <style:text-properties officeooo:paragraph-rsid="0128ba68"/>
    </style:style>
    <style:style style:name="P19" style:family="paragraph" style:parent-style-name="Text_20_body">
      <style:text-properties officeooo:rsid="0136ff47" officeooo:paragraph-rsid="0136ff47"/>
    </style:style>
    <style:style style:name="P20" style:family="paragraph" style:parent-style-name="Heading_20_2">
      <style:text-properties officeooo:rsid="011fbd2c"/>
    </style:style>
    <style:style style:name="P21" style:family="paragraph" style:parent-style-name="Preformatted_20_Text">
      <style:text-properties fo:color="#808000" officeooo:rsid="00e598cd" officeooo:paragraph-rsid="00ea0428"/>
    </style:style>
    <style:style style:name="T1" style:family="text">
      <style:text-properties officeooo:rsid="00e91d1a"/>
    </style:style>
    <style:style style:name="T2" style:family="text">
      <style:text-properties fo:color="#c0c0c0" officeooo:rsid="00e598cd"/>
    </style:style>
    <style:style style:name="T3" style:family="text">
      <style:text-properties fo:color="#000080" officeooo:rsid="00e598cd"/>
    </style:style>
    <style:style style:name="T4" style:family="text">
      <style:text-properties officeooo:rsid="0121f55a"/>
    </style:style>
    <style:style style:name="T5" style:family="text">
      <style:text-properties fo:font-size="8pt" officeooo:rsid="0136ff47" style:font-size-asian="8pt" style:font-size-complex="8pt"/>
    </style:style>
    <style:style style:name="T6" style:family="text">
      <style:text-properties officeooo:rsid="01235b7e"/>
    </style:style>
    <style:style style:name="T7" style:family="text">
      <style:text-properties officeooo:rsid="0124143a"/>
    </style:style>
    <style:style style:name="T8" style:family="text">
      <style:text-properties fo:color="#000000" officeooo:rsid="00e598cd"/>
    </style:style>
    <style:style style:name="T9" style:family="text">
      <style:text-properties officeooo:rsid="01250f18"/>
    </style:style>
    <style:style style:name="T10" style:family="text">
      <style:text-properties officeooo:rsid="01256ea0"/>
    </style:style>
    <style:style style:name="T11" style:family="text">
      <style:text-properties officeooo:rsid="0126ce83"/>
    </style:style>
    <style:style style:name="T12" style:family="text">
      <style:text-properties officeooo:rsid="00e598cd"/>
    </style:style>
    <style:style style:name="T13" style:family="text">
      <style:text-properties officeooo:rsid="0128ba68"/>
    </style:style>
    <style:style style:name="T14" style:family="text">
      <style:text-properties officeooo:rsid="0132bae5"/>
    </style:style>
    <style:style style:name="T15" style:family="text">
      <style:text-properties officeooo:rsid="0136ff47"/>
    </style:style>
    <style:style style:name="T16" style:family="text">
      <style:text-properties officeooo:rsid="013babfa"/>
    </style:style>
    <style:style style:name="T17" style:family="text">
      <style:text-properties officeooo:rsid="013d1122"/>
    </style:style>
    <style:style style:name="T18" style:family="text">
      <style:text-properties officeooo:rsid="0142188d"/>
    </style:style>
    <style:style style:name="T19" style:family="text">
      <style:text-properties officeooo:rsid="014334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2">Pins library types <text:span text:style-name="T9">in C</text:span></text:h>
      <text:p text:style-name="P4">190<text:span text:style-name="T1">918</text:span>, updated <text:span text:style-name="T14">26</text:span>.<text:span text:style-name="T14">3</text:span>.20<text:span text:style-name="T14">20</text:span>/pekka</text:p>
      <text:p text:style-name="P14">In C code, an IO pin, a SPI bus, timer or UART is referred by <text:span text:style-name="T7">static </text:span>“<text:span text:style-name="T7">Pin” structure. Static structure for each “pin” is initialized in C code generated by script from JSON configuration. The “Pin” structure is the same, regardless what this “pin” actually is, “pinType type” member of the structure has the pin type:</text:span></text:p>
      <text:p text:style-name="P14"/>
      <text:h text:style-name="P8" text:outline-level="3"><text:span text:style-name="T19">Pins library main header file</text:span></text:h>
      <text:p text:style-name="P19">Use #i<text:span text:style-name="T4">nclude “pinsx.h” </text:span>to include pins library headers <text:span text:style-name="T16">for use with IOCOM</text:span>. </text:p>
      <text:h text:style-name="Heading_20_3" text:outline-level="3">Enumeration of pin types</text:h>
      <text:p text:style-name="P5">typedef enum</text:p>
      <text:p text:style-name="P5">{</text:p>
      <text:p text:style-name="P10"><text:s text:c="4"/>PIN_INPUT,</text:p>
      <text:p text:style-name="P10"><text:s text:c="4"/>PIN_OUTPUT,</text:p>
      <text:p text:style-name="P10"><text:s text:c="4"/>PIN_ANALOG_INPUT,</text:p>
      <text:p text:style-name="P10"><text:s text:c="4"/>PIN_ANALOG_OUTPUT,</text:p>
      <text:p text:style-name="P10"><text:s text:c="4"/>PIN_PWM,</text:p>
      <text:p text:style-name="P10"><text:s text:c="4"/>PIN_SPI,</text:p>
      <text:p text:style-name="P10"><text:s text:c="4"/>PIN_TIMER,</text:p>
      <text:p text:style-name="P10"><text:s text:c="4"/>PIN_UART</text:p>
      <text:p text:style-name="P5">}</text:p>
      <text:p text:style-name="P5">pinType;</text:p>
      <text:p text:style-name="P21"/>
      <text:h text:style-name="Heading_20_3" text:outline-level="3">Enumeration of pin <text:span text:style-name="T6">attributes</text:span></text:h>
      <text:p text:style-name="P15">Each “<text:span text:style-name="T10">pin” has specific set of attributes, see JSON configuration notes to which attributes can be applied for a specific pin type. <text:s/>Notice that numeric enumeration values can change.</text:span></text:p>
      <text:p text:style-name="P13"/>
      <text:p text:style-name="P6">typedef enum</text:p>
      <text:p text:style-name="P6">{</text:p>
      <text:p text:style-name="P6"><text:s text:c="4"/>PIN_PULL_UP,</text:p>
      <text:p text:style-name="P6"><text:s text:c="4"/>PIN_TOUCH,</text:p>
      <text:p text:style-name="P6"><text:s text:c="4"/>PIN_FREQENCY,</text:p>
      <text:p text:style-name="P6"><text:s text:c="4"/>PIN_FREQENCY_KHZ,</text:p>
      <text:p text:style-name="P6"><text:s text:c="4"/>PIN_RESOLUTION,</text:p>
      <text:p text:style-name="P6"><text:s text:c="4"/>PIN_INIT,</text:p>
      <text:p text:style-name="P6"><text:s text:c="4"/>PIN_INTERRUPT,</text:p>
      <text:p text:style-name="P6"><text:s text:c="4"/>PIN_TIMER_SELECT,</text:p>
      <text:p text:style-name="P6"><text:s text:c="4"/>PIN_MISO,</text:p>
      <text:p text:style-name="P6"><text:s text:c="4"/>PIN_MOSI,</text:p>
      <text:p text:style-name="P6"><text:s text:c="4"/>PIN_SCLK,</text:p>
      <text:p text:style-name="P6"><text:s text:c="4"/>PIN_CS,</text:p>
      <text:p text:style-name="P6"><text:s text:c="4"/>PIN_DC,</text:p>
      <text:p text:style-name="P6"><text:s text:c="4"/>PIN_RX,</text:p>
      <text:p text:style-name="P6"><text:s text:c="4"/>PIN_TX,</text:p>
      <text:p text:style-name="P6"><text:s text:c="4"/>PIN_MIN,</text:p>
      <text:p text:style-name="P6"><text:s text:c="4"/>PIN_MAX</text:p>
      <text:p text:style-name="P6">}</text:p>
      <text:p text:style-name="P6">pinPrm;</text:p>
      <text:p text:style-name="P3"/>
      <text:h text:style-name="Heading_20_3" text:outline-level="3"><text:soft-page-break/>Pin definition structure</text:h>
      <text:p text:style-name="P16">Structure <text:span text:style-name="T11">that holds </text:span>static information about one IO pin. <text:span text:style-name="T11">Pin structure for each IO “pin” is initialized in C code generated from JSON configuration.</text:span></text:p>
      <text:p text:style-name="P16"/>
      <text:p text:style-name="P12">typedef struct Pin</text:p>
      <text:p text:style-name="P12">{</text:p>
      <text:p text:style-name="P12"><text:s text:c="4"/>/** Pint type, like PIN_INPUT, PIN_OUTPUT... See pinType enumeration.</text:p>
      <text:p text:style-name="P12"><text:s text:c="5"/>*/</text:p>
      <text:p text:style-name="P12"><text:s text:c="4"/>os_char type;</text:p>
      <text:p text:style-name="P12"/>
      <text:p text:style-name="P12"><text:s text:c="4"/>/** Hardware bank number for the pin, if applies.</text:p>
      <text:p text:style-name="P12"><text:s text:c="5"/>*/</text:p>
      <text:p text:style-name="P12"><text:s text:c="4"/>os_short bank;</text:p>
      <text:p text:style-name="P12"/>
      <text:p text:style-name="P12"><text:s text:c="4"/>/** Hardware address for the pin.</text:p>
      <text:p text:style-name="P12"><text:s text:c="5"/>*/</text:p>
      <text:p text:style-name="P12"><text:s text:c="4"/>os_short addr;</text:p>
      <text:p text:style-name="P12"/>
      <text:p text:style-name="P12"><text:s text:c="4"/>/** Pointer to parameter array, two first os_shorts are reserved for storing value</text:p>
      <text:p text:style-name="P12"><text:s text:c="8"/>as os_int.</text:p>
      <text:p text:style-name="P12"><text:s text:c="5"/>*/</text:p>
      <text:p text:style-name="P12"><text:s text:c="4"/>os_short *prm;</text:p>
      <text:p text:style-name="P12"/>
      <text:p text:style-name="P12"><text:s text:c="4"/>/** Number of items in parameter array. Number of set parameters is this divided by</text:p>
      <text:p text:style-name="P12"><text:s text:c="8"/>two, since each 16 bit number is parameter number amd parameter value.</text:p>
      <text:p text:style-name="P12"><text:s text:c="5"/>*/</text:p>
      <text:p text:style-name="P12"><text:s text:c="4"/>os_char prm_n;</text:p>
      <text:p text:style-name="P12"/>
      <text:p text:style-name="P12"><text:s text:c="4"/>/** Next pin in linked list of pins belonging to same group as this one. OS_NULL</text:p>
      <text:p text:style-name="P12"><text:s text:c="8"/>to indicate that this pin is end of list of not in group.</text:p>
      <text:p text:style-name="P12"><text:s text:c="5"/>*/</text:p>
      <text:p text:style-name="P12"><text:s text:c="4"/>const struct Pin *next;</text:p>
      <text:p text:style-name="P12"/>
      <text:p text:style-name="P12"><text:s text:c="4"/>/** Pointer to IO signal, if this pin is mapped to one.</text:p>
      <text:p text:style-name="P12"><text:s text:c="5"/>*/</text:p>
      <text:p text:style-name="P12"><text:s text:c="4"/>const struct iocSignal *signal;</text:p>
      <text:p text:style-name="P12">}</text:p>
      <text:p text:style-name="P12">Pin;</text:p>
      <text:p text:style-name="P17"/>
      <text:p text:style-name="P1">There is group_next and board_next. Often is handy to loop trough all pins, like when making memory map for IO com. Or reading group of inputs with one command. To facilitate this we can group pins together. Pins with same PIN_GROUP number set go generate linked list and all pins of IO board a second linked list.</text:p>
      <text:p text:style-name="P1"/>
      <text:p text:style-name="P18"><text:span text:style-name="T13">All pins of a device can be referred using “extern const IoPinsHdr pins_hdr” in script generated pins-io.h. We use </text:span><text:span text:style-name="T8">pins_setup(&amp;</text:span><text:span text:style-name="T12">pins_hdr</text:span><text:span text:style-name="T8">,</text:span><text:span text:style-name="T2"> </text:span><text:span text:style-name="T3">0</text:span><text:span text:style-name="T8">) </text:span><text:span text:style-name="T12">this to set up all the IO pins, or “pins_read_all(&amp;pins_hdr, PINS_DEFAULT)” in main loop to read all pins</text:span><text:span text:style-name="T8">.</text:span></text:p>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3-26T19:11:00.561666375</dc:date>
    <meta:editing-duration>P2DT11H2M29S</meta:editing-duration>
    <meta:editing-cycles>263</meta:editing-cycles>
    <meta:generator>LibreOffice/6.2.4.2$Linux_X86_64 LibreOffice_project/20$Build-2</meta:generator>
    <meta:document-statistic meta:table-count="0" meta:image-count="0" meta:object-count="0" meta:page-count="2" meta:paragraph-count="73" meta:word-count="414" meta:character-count="2718" meta:non-whitespace-character-count="2160"/>
  </office:meta>
</office:document-meta>
</file>